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465a4" loext:opacity="100%" style:font-name="Calibri" fo:font-size="36pt" fo:letter-spacing="normal" fo:font-style="normal" style:text-underline-style="solid" style:text-underline-width="auto" style:text-underline-color="font-color" fo:font-weight="bold" officeooo:paragraph-rsid="001aca86" style:font-size-asian="36pt" style:font-style-asian="normal" style:font-weight-asian="bold" style:font-size-complex="36pt" style:font-style-complex="normal" style:font-weight-complex="bold"/>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Calibri" fo:font-size="12pt" fo:letter-spacing="normal" fo:font-style="normal" fo:font-weight="normal" officeooo:paragraph-rsid="001961c8" style:font-size-asian="12pt" style:font-size-complex="12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f0f0f" loext:opacity="100%" style:font-name="Calibri" fo:font-size="12pt" fo:letter-spacing="normal" fo:font-style="normal" fo:font-weight="normal" officeooo:paragraph-rsid="001961c8" style:font-size-asian="12pt" style:font-size-complex="12pt"/>
    </style:style>
    <style:style style:name="P4"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Calibri" fo:font-size="12pt" officeooo:paragraph-rsid="001aca86" style:font-size-asian="12pt" style:font-size-complex="12pt"/>
    </style:style>
    <style:style style:name="P5"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Calibri" fo:font-size="12pt" officeooo:paragraph-rsid="001961c8" style:font-size-asian="12pt" style:font-size-complex="12pt"/>
    </style:style>
    <style:style style:name="P6"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Calibri" fo:font-size="12pt" style:text-underline-style="none" fo:font-weight="normal" officeooo:rsid="001aca86" officeooo:paragraph-rsid="001fc27a" style:font-size-asian="12pt" style:font-weight-asian="normal" style:font-size-complex="12pt" style:font-weight-complex="normal"/>
    </style:style>
    <style:style style:name="P8" style:family="paragraph" style:parent-style-name="Standard">
      <style:paragraph-properties fo:margin-left="0cm" fo:margin-right="0cm" fo:text-align="center" style:justify-single-word="false" fo:orphans="2" fo:widows="2" fo:text-indent="0cm" style:auto-text-indent="false"/>
      <style:text-properties fo:color="#3465a4" loext:opacity="100%" style:font-name="Calibri" fo:font-size="20pt" style:text-underline-style="solid" style:text-underline-width="auto" style:text-underline-color="font-color" fo:font-weight="bold" officeooo:paragraph-rsid="001961c8" style:font-size-asian="20pt" style:font-weight-asian="bold" style:font-size-complex="20pt" style:font-weight-complex="bold"/>
    </style:style>
    <style:style style:name="P9" style:family="paragraph" style:parent-style-name="Standard">
      <style:paragraph-properties fo:margin-left="0cm" fo:margin-right="0cm" fo:text-align="center" style:justify-single-word="false" fo:orphans="2" fo:widows="2" fo:text-indent="0cm" style:auto-text-indent="false"/>
      <style:text-properties fo:color="#3465a4" loext:opacity="100%" style:font-name="Calibri" fo:font-size="20pt" style:text-underline-style="solid" style:text-underline-width="auto" style:text-underline-color="font-color" fo:font-weight="bold" officeooo:paragraph-rsid="001aca86" style:font-size-asian="20pt" style:font-weight-asian="bold" style:font-size-complex="20pt" style:font-weight-complex="bold"/>
    </style:style>
    <style:style style:name="P10" style:family="paragraph" style:parent-style-name="Standard">
      <style:paragraph-properties fo:margin-left="0cm" fo:margin-right="0cm" fo:text-align="center" style:justify-single-word="false" fo:orphans="2" fo:widows="2" fo:text-indent="0cm" style:auto-text-indent="false"/>
      <style:text-properties fo:color="#3465a4" loext:opacity="100%" style:font-name="Calibri" fo:font-size="20pt" style:text-underline-style="solid" style:text-underline-width="auto" style:text-underline-color="font-color" fo:font-weight="bold" officeooo:rsid="001aca86" officeooo:paragraph-rsid="001aca86" style:font-size-asian="20pt" style:font-weight-asian="bold" style:font-size-complex="20pt" style:font-weight-complex="bold"/>
    </style:style>
    <style:style style:name="P11" style:family="paragraph" style:parent-style-name="Standard">
      <style:paragraph-properties fo:margin-left="0cm" fo:margin-right="0cm" fo:text-align="center" style:justify-single-word="false" fo:orphans="2" fo:widows="2" fo:text-indent="0cm" style:auto-text-indent="false"/>
      <style:text-properties fo:color="#3465a4" loext:opacity="100%" style:font-name="Calibri" fo:font-size="20pt" style:text-underline-style="solid" style:text-underline-width="auto" style:text-underline-color="font-color" fo:font-weight="bold" officeooo:rsid="001aca86" officeooo:paragraph-rsid="001fc27a" style:font-size-asian="20pt" style:font-weight-asian="bold" style:font-size-complex="20pt" style:font-weight-complex="bold"/>
    </style:style>
    <style:style style:name="P12" style:family="paragraph" style:parent-style-name="Standard">
      <style:paragraph-properties fo:margin-left="0cm" fo:margin-right="0cm" fo:text-align="center" style:justify-single-word="false" fo:orphans="2" fo:widows="2" fo:text-indent="0cm" style:auto-text-indent="false" fo:break-before="page"/>
      <style:text-properties fo:color="#3465a4" loext:opacity="100%" style:font-name="Calibri" fo:font-size="20pt" style:text-underline-style="solid" style:text-underline-width="auto" style:text-underline-color="font-color" fo:font-weight="bold" officeooo:paragraph-rsid="001aca86" style:font-size-asian="20pt" style:font-weight-asian="bold" style:font-size-complex="20pt" style:font-weight-complex="bold"/>
    </style:style>
    <style:style style:name="P13" style:family="paragraph" style:parent-style-name="Standard">
      <style:paragraph-properties fo:margin-left="0cm" fo:margin-right="0cm" fo:text-align="center" style:justify-single-word="false" fo:orphans="2" fo:widows="2" fo:text-indent="0cm" style:auto-text-indent="false" fo:break-before="page"/>
      <style:text-properties fo:color="#3465a4" loext:opacity="100%" style:font-name="Calibri" fo:font-size="20pt" style:text-underline-style="solid" style:text-underline-width="auto" style:text-underline-color="font-color" fo:font-weight="bold" officeooo:paragraph-rsid="001961c8" style:font-size-asian="20pt" style:font-weight-asian="bold" style:font-size-complex="20pt" style:font-weight-complex="bold"/>
    </style:style>
    <style:style style:name="P14" style:family="paragraph" style:parent-style-name="Standard">
      <style:paragraph-properties fo:margin-left="0cm" fo:margin-right="0cm" fo:text-align="center" style:justify-single-word="false" fo:orphans="2" fo:widows="2" fo:text-indent="0cm" style:auto-text-indent="false" fo:break-before="page"/>
      <style:text-properties fo:color="#3465a4" loext:opacity="100%" style:font-name="Calibri" fo:font-size="20pt" style:text-underline-style="solid" style:text-underline-width="auto" style:text-underline-color="font-color" fo:font-weight="bold" officeooo:rsid="001aca86" officeooo:paragraph-rsid="001aca86" style:font-size-asian="20pt" style:font-weight-asian="bold" style:font-size-complex="20pt" style:font-weight-complex="bold"/>
    </style:style>
    <style:style style:name="P15" style:family="paragraph" style:parent-style-name="Standard">
      <style:paragraph-properties fo:margin-left="0cm" fo:margin-right="0cm" fo:text-align="center" style:justify-single-word="false" fo:orphans="2" fo:widows="2" fo:text-indent="0cm" style:auto-text-indent="false" fo:break-before="page"/>
      <style:text-properties fo:color="#3465a4" loext:opacity="100%" style:font-name="Calibri" fo:font-size="20pt" style:text-underline-style="solid" style:text-underline-width="auto" style:text-underline-color="font-color" fo:font-weight="bold" officeooo:rsid="001aca86" officeooo:paragraph-rsid="001fc27a" style:font-size-asian="20pt" style:font-weight-asian="bold" style:font-size-complex="20pt" style:font-weight-complex="bold"/>
    </style:style>
    <style:style style:name="P16" style:family="paragraph" style:parent-style-name="Standard">
      <style:paragraph-properties fo:text-align="justify" style:justify-single-word="false" fo:orphans="2" fo:widows="2"/>
      <style:text-properties fo:color="#000000" loext:opacity="100%" style:font-name="Calibri" fo:font-size="12pt" officeooo:paragraph-rsid="001961c8" style:font-size-asian="12pt" style:font-size-complex="12pt"/>
    </style:style>
    <style:style style:name="P17" style:family="paragraph" style:parent-style-name="Standard">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18" style:family="paragraph" style:parent-style-name="Standard">
      <style:paragraph-properties fo:text-align="justify" style:justify-single-word="false" fo:orphans="2" fo:widows="2"/>
      <style:text-properties fo:color="#000000" loext:opacity="100%" style:font-name="Calibri" fo:font-size="12pt" style:text-underline-style="none" fo:font-weight="normal" officeooo:paragraph-rsid="00204cbe" style:font-size-asian="12pt" style:font-weight-asian="normal" style:font-size-complex="12pt" style:font-weight-complex="normal"/>
    </style:style>
    <style:style style:name="P19" style:family="paragraph" style:parent-style-name="Standard">
      <style:paragraph-properties fo:text-align="justify" style:justify-single-word="false" fo:orphans="2" fo:widows="2"/>
      <style:text-properties fo:color="#800080" loext:opacity="100%" style:font-name="Calibri" fo:font-size="12pt" style:text-underline-style="solid" style:text-underline-width="auto" style:text-underline-color="font-color" fo:font-weight="bold" officeooo:rsid="001aca86" officeooo:paragraph-rsid="001aca86" style:font-size-asian="12pt" style:font-weight-asian="bold" style:font-size-complex="12pt" style:font-weight-complex="bold"/>
    </style:style>
    <style:style style:name="P20" style:family="paragraph" style:parent-style-name="Standard">
      <style:paragraph-properties fo:text-align="justify" style:justify-single-word="false" fo:orphans="2" fo:widows="2"/>
      <style:text-properties fo:color="#800080" loext:opacity="100%" style:font-name="Calibri" style:text-underline-style="solid" style:text-underline-width="auto" style:text-underline-color="font-color" fo:font-weight="bold" officeooo:paragraph-rsid="001fc27a" style:font-weight-asian="bold" style:font-weight-complex="bold"/>
    </style:style>
    <style:style style:name="P21" style:family="paragraph" style:parent-style-name="Standard">
      <style:paragraph-properties fo:text-align="justify" style:justify-single-word="false" fo:orphans="2" fo:widows="2"/>
      <style:text-properties fo:color="#800080" loext:opacity="100%" style:text-line-through-style="none" style:text-line-through-type="none" style:font-name="Calibri" style:text-underline-style="solid" style:text-underline-width="auto" style:text-underline-color="font-color" fo:font-weight="bold" officeooo:paragraph-rsid="001fc27a" style:font-weight-asian="bold" style:font-weight-complex="bold"/>
    </style:style>
    <style:style style:name="P22" style:family="paragraph" style:parent-style-name="Standard">
      <style:paragraph-properties fo:text-align="justify" style:justify-single-word="false" fo:orphans="2" fo:widows="2"/>
      <style:text-properties style:font-name="Calibri" officeooo:paragraph-rsid="001961c8"/>
    </style:style>
    <style:style style:name="P23" style:family="paragraph" style:parent-style-name="Standard">
      <style:paragraph-properties fo:text-align="justify" style:justify-single-word="false" fo:orphans="2" fo:widows="2"/>
      <style:text-properties style:font-name="Calibri" officeooo:paragraph-rsid="001fc27a"/>
    </style:style>
    <style:style style:name="P24" style:family="paragraph" style:parent-style-name="Standard" style:list-style-name="L2">
      <style:text-properties fo:color="#000000" loext:opacity="100%" style:font-name="Calibri" fo:font-size="12pt" style:font-size-asian="12pt" style:font-size-complex="12pt"/>
    </style:style>
    <style:style style:name="P25" style:family="paragraph" style:parent-style-name="Standard" style:list-style-name="L3">
      <style:text-properties fo:color="#000000" loext:opacity="100%" style:font-name="Calibri" fo:font-size="12pt" officeooo:paragraph-rsid="001aca86" style:font-size-asian="12pt" style:font-size-complex="12pt"/>
    </style:style>
    <style:style style:name="P26" style:family="paragraph" style:parent-style-name="Standard" style:list-style-name="L4">
      <style:paragraph-properties fo:text-align="justify" style:justify-single-word="false" fo:orphans="2" fo:widows="2"/>
      <style:text-properties fo:color="#000000" loext:opacity="100%" style:font-name="Calibri" fo:font-size="12pt" officeooo:paragraph-rsid="001aca86" style:font-size-asian="12pt" style:font-size-complex="12pt"/>
    </style:style>
    <style:style style:name="P27" style:family="paragraph" style:parent-style-name="Standard" style:list-style-name="L6">
      <style:paragraph-properties fo:text-align="justify" style:justify-single-word="false" fo:orphans="2" fo:widows="2"/>
      <style:text-properties fo:color="#000000" loext:opacity="100%" style:font-name="Calibri" fo:font-size="12pt" officeooo:paragraph-rsid="001961c8" style:font-size-asian="12pt" style:font-size-complex="12pt"/>
    </style:style>
    <style:style style:name="P28" style:family="paragraph" style:parent-style-name="Standard">
      <style:paragraph-properties fo:text-align="justify" style:justify-single-word="false" fo:orphans="2" fo:widows="2"/>
      <style:text-properties fo:color="#000000" loext:opacity="100%" style:font-name="Calibri" fo:font-size="12pt" officeooo:paragraph-rsid="001961c8" style:font-size-asian="12pt" style:font-size-complex="12pt"/>
    </style:style>
    <style:style style:name="P29" style:family="paragraph" style:parent-style-name="Standard" style:list-style-name="L5">
      <style:text-properties fo:color="#000000" loext:opacity="100%" style:font-name="Calibri" fo:font-size="12pt" style:font-size-asian="12pt" style:font-size-complex="12pt"/>
    </style:style>
    <style:style style:name="P30" style:family="paragraph" style:parent-style-name="Standard" style:list-style-name="L3">
      <style:text-properties fo:color="#000000" loext:opacity="100%" style:font-name="Calibri" fo:font-size="12pt" fo:font-style="italic" officeooo:paragraph-rsid="001e5420" style:font-size-asian="12pt" style:font-style-asian="italic" style:font-size-complex="12pt" style:font-style-complex="italic"/>
    </style:style>
    <style:style style:name="P31" style:family="paragraph" style:parent-style-name="Standard" style:list-style-name="L8">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2" style:family="paragraph" style:parent-style-name="Standard" style:list-style-name="L7">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3" style:family="paragraph" style:parent-style-name="Standard" style:list-style-name="L9">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4" style:family="paragraph" style:parent-style-name="Standard" style:list-style-name="L10">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5" style:family="paragraph" style:parent-style-name="Standard" style:list-style-name="L11">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6" style:family="paragraph" style:parent-style-name="Standard" style:list-style-name="L13">
      <style:paragraph-properties fo:text-align="justify" style:justify-single-word="false" fo:orphans="2" fo:widows="2"/>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P37" style:family="paragraph" style:parent-style-name="Standard" style:list-style-name="L9">
      <style:paragraph-properties fo:text-align="justify" style:justify-single-word="false" fo:orphans="2" fo:widows="2"/>
      <style:text-properties fo:color="#000000" loext:opacity="100%" style:font-name="Calibri" fo:font-size="12pt" style:text-underline-style="none" fo:font-weight="normal" officeooo:rsid="001aca86" officeooo:paragraph-rsid="001aca86" style:font-size-asian="12pt" style:font-weight-asian="normal" style:font-size-complex="12pt" style:font-weight-complex="normal"/>
    </style:style>
    <style:style style:name="P38" style:family="paragraph" style:parent-style-name="Standard" style:list-style-name="L12">
      <style:paragraph-properties fo:text-align="justify" style:justify-single-word="false" fo:orphans="2" fo:widows="2"/>
      <style:text-properties fo:color="#000000" loext:opacity="100%" style:font-name="Calibri" fo:font-size="12pt" style:text-underline-style="none" fo:font-weight="normal" officeooo:rsid="001aca86" officeooo:paragraph-rsid="001aca86" style:font-size-asian="12pt" style:font-weight-asian="normal" style:font-size-complex="12pt" style:font-weight-complex="normal"/>
    </style:style>
    <style:style style:name="P39" style:family="paragraph" style:parent-style-name="Standard" style:list-style-name="L14">
      <style:paragraph-properties fo:text-align="justify" style:justify-single-word="false" fo:orphans="2" fo:widows="2"/>
      <style:text-properties fo:color="#000000" loext:opacity="100%" style:font-name="Calibri" fo:font-size="12pt" style:text-underline-style="none" fo:font-weight="normal" officeooo:rsid="001aca86" officeooo:paragraph-rsid="001fc27a" style:font-size-asian="12pt" style:font-weight-asian="normal" style:font-size-complex="12pt" style:font-weight-complex="normal"/>
    </style:style>
    <style:style style:name="P40" style:family="paragraph" style:parent-style-name="Standard" style:list-style-name="L15">
      <style:paragraph-properties fo:text-align="justify" style:justify-single-word="false" fo:orphans="2" fo:widows="2"/>
      <style:text-properties fo:color="#000000" loext:opacity="100%" style:font-name="Calibri" fo:font-size="12pt" style:text-underline-style="none" fo:font-weight="normal" officeooo:rsid="001aca86" officeooo:paragraph-rsid="001fc27a" style:font-size-asian="12pt" style:font-weight-asian="normal" style:font-size-complex="12pt" style:font-weight-complex="normal"/>
    </style:style>
    <style:style style:name="P41" style:family="paragraph" style:parent-style-name="Standard" style:list-style-name="L15">
      <style:paragraph-properties fo:text-align="justify" style:justify-single-word="false" fo:orphans="2" fo:widows="2"/>
      <style:text-properties fo:color="#000000" loext:opacity="100%" style:font-name="Calibri" fo:font-size="12pt" style:text-underline-style="none" fo:font-weight="normal" officeooo:rsid="001aca86" officeooo:paragraph-rsid="00211c3c" style:font-size-asian="12pt" style:font-weight-asian="normal" style:font-size-complex="12pt" style:font-weight-complex="normal"/>
    </style:style>
    <style:style style:name="P42" style:family="paragraph" style:parent-style-name="Standard" style:list-style-name="L15">
      <style:paragraph-properties fo:text-align="justify" style:justify-single-word="false" fo:orphans="2" fo:widows="2"/>
      <style:text-properties fo:color="#000000" loext:opacity="100%" style:text-underline-style="none" officeooo:paragraph-rsid="00211c3c"/>
    </style:style>
    <style:style style:name="P43" style:family="paragraph" style:parent-style-name="Standard" style:list-style-name="L3">
      <style:text-properties style:font-name="Calibri" officeooo:paragraph-rsid="001e5420"/>
    </style:style>
    <style:style style:name="P44" style:family="paragraph" style:parent-style-name="Standard" style:list-style-name="L5">
      <style:text-properties style:font-name="Calibri"/>
    </style:style>
    <style:style style:name="P45" style:family="paragraph" style:parent-style-name="Standard" style:list-style-name="L5">
      <style:text-properties style:font-name="Calibri" fo:font-style="italic" officeooo:paragraph-rsid="001f24df" style:font-style-asian="italic" style:font-style-complex="italic"/>
    </style:style>
    <style:style style:name="P46" style:family="paragraph" style:parent-style-name="Standard" style:list-style-name="L7">
      <style:paragraph-properties fo:text-align="justify" style:justify-single-word="false" fo:orphans="2" fo:widows="2"/>
      <style:text-properties fo:color="#800080" loext:opacity="100%" style:font-name="Calibri" fo:font-size="12pt" style:text-underline-style="solid" style:text-underline-width="auto" style:text-underline-color="font-color" fo:font-weight="bold" officeooo:paragraph-rsid="001aca86" style:font-size-asian="12pt" style:font-weight-asian="bold" style:font-size-complex="12pt" style:font-weight-complex="bold"/>
    </style:style>
    <style:style style:name="P47" style:family="paragraph" style:parent-style-name="Standard" style:list-style-name="L7">
      <style:paragraph-properties fo:text-align="justify" style:justify-single-word="false" fo:orphans="2" fo:widows="2"/>
      <style:text-properties fo:color="#800080" loext:opacity="100%" style:font-name="Calibri" fo:font-size="12pt" style:text-underline-style="solid" style:text-underline-width="auto" style:text-underline-color="font-color" fo:font-weight="bold" officeooo:rsid="001aca86" officeooo:paragraph-rsid="001aca86" style:font-size-asian="12pt" style:font-weight-asian="bold" style:font-size-complex="12pt" style:font-weight-complex="bold"/>
    </style:style>
    <style:style style:name="P48" style:family="paragraph" style:parent-style-name="Standard">
      <style:paragraph-properties fo:text-align="justify" style:justify-single-word="false" fo:orphans="2" fo:widows="2"/>
      <style:text-properties fo:color="#800080" loext:opacity="100%" style:font-name="Calibri" style:text-underline-style="solid" style:text-underline-width="auto" style:text-underline-color="font-color" fo:font-weight="bold" officeooo:paragraph-rsid="001fc27a" style:font-weight-asian="bold" style:font-weight-complex="bold"/>
    </style:style>
    <style:style style:name="P49" style:family="paragraph" style:parent-style-name="Standard" style:list-style-name="L1">
      <style:paragraph-properties fo:margin-left="0cm" fo:margin-right="0cm" fo:text-align="justify" style:justify-single-word="false" fo:orphans="2" fo:widows="2" fo:text-indent="0cm" style:auto-text-indent="false"/>
      <style:text-properties style:font-name="Calibri" officeooo:paragraph-rsid="001aca86"/>
    </style:style>
    <style:style style:name="P50" style:family="paragraph" style:parent-style-name="Standard" style:list-style-name="L1">
      <style:paragraph-properties fo:margin-left="0cm" fo:margin-right="0cm" fo:text-align="justify" style:justify-single-word="false" fo:orphans="2" fo:widows="2" fo:text-indent="0cm" style:auto-text-indent="false"/>
      <style:text-properties fo:color="#000000" loext:opacity="100%" style:font-name="Calibri" fo:font-size="12pt" officeooo:paragraph-rsid="001aca86" style:font-size-asian="12pt" style:font-size-complex="12pt"/>
    </style:style>
    <style:style style:name="P51" style:family="paragraph" style:parent-style-name="Standard" style:list-style-name="L7">
      <style:paragraph-properties fo:margin-left="0cm" fo:margin-right="0cm" fo:text-align="justify" style:justify-single-word="false" fo:orphans="2" fo:widows="2" fo:text-indent="0cm" style:auto-text-indent="false"/>
      <style:text-properties fo:color="#000000" loext:opacity="100%" style:font-name="Calibri" fo:font-size="12pt" style:text-underline-style="none" fo:font-weight="normal" officeooo:paragraph-rsid="001aca86" style:font-size-asian="12pt" style:font-weight-asian="normal" style:font-size-complex="12pt" style:font-weight-complex="normal"/>
    </style:style>
    <style:style style:name="T1" style:family="text">
      <style:text-properties fo:font-variant="normal" fo:text-transform="none" fo:color="#0f0f0f" loext:opacity="100%" fo:letter-spacing="normal"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961c8"/>
    </style:style>
    <style:style style:name="T4" style:family="text">
      <style:text-properties fo:color="#000000" loext:opacity="100%" fo:font-size="12pt" style:font-size-asian="12pt" style:font-size-complex="12pt"/>
    </style:style>
    <style:style style:name="T5" style:family="text">
      <style:text-properties fo:color="#000000" loext:opacity="100%" fo:font-size="12pt" officeooo:rsid="001aca86" style:font-size-asian="12pt" style:font-size-complex="12pt"/>
    </style:style>
    <style:style style:name="T6" style:family="text">
      <style:text-properties officeooo:rsid="001aca86"/>
    </style:style>
    <style:style style:name="T7" style:family="text">
      <style:text-properties fo:color="#800080" loext:opacity="100%" fo:font-weight="bold" style:font-weight-asian="bold" style:font-weight-complex="bold"/>
    </style:style>
    <style:style style:name="T8" style:family="text">
      <style:text-properties fo:color="#800080" loext:opacity="100%" fo:font-weight="bold" officeooo:rsid="001aca86" style:font-weight-asian="bold" style:font-weight-complex="bold"/>
    </style:style>
    <style:style style:name="T9" style:family="text">
      <style:text-properties fo:color="#800080" loext:opacity="100%" fo:font-size="12pt" fo:font-weight="bold" style:font-size-asian="12pt" style:font-weight-asian="bold" style:font-size-complex="12pt" style:font-weight-complex="bold"/>
    </style:style>
    <style:style style:name="T10" style:family="text">
      <style:text-properties fo:color="#800080" loext:opacity="100%" fo:font-size="12pt" style:font-size-asian="12pt" style:font-size-complex="12pt"/>
    </style:style>
    <style:style style:name="T11" style:family="text">
      <style:text-properties fo:color="#ff8000" loext:opacity="100%" fo:font-size="12pt" fo:font-weight="bold" style:font-size-asian="12pt" style:font-weight-asian="bold" style:font-size-complex="12pt" style:font-weight-complex="bold"/>
    </style:style>
    <style:style style:name="T12" style:family="text">
      <style:text-properties officeooo:rsid="001f24df"/>
    </style:style>
    <style:style style:name="T13" style:family="text">
      <style:text-properties officeooo:rsid="001fc27a"/>
    </style:style>
    <style:style style:name="T14" style:family="text">
      <style:text-properties style:font-name="Calibri" fo:font-size="12pt" fo:font-weight="normal" officeooo:rsid="001aca86" style:font-size-asian="12pt" style:font-weight-asian="normal" style:font-size-complex="12pt" style:font-weight-complex="normal"/>
    </style:style>
    <style:style style:name="T15" style:family="text">
      <style:text-properties style:font-name="Calibri" fo:font-size="12pt" fo:font-weight="normal" officeooo:rsid="00211c3c" style:font-size-asian="12pt" style:font-weight-asian="normal" style:font-size-complex="12pt" style:font-weight-complex="normal"/>
    </style:style>
    <style:style style:name="T16" style:family="text">
      <style:text-properties officeooo:rsid="00211c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ggage Everywhere" </text:p>
      <text:p text:style-name="P4"><text:span text:style-name="T1"><text:line-break/></text:span><text:span text:style-name="T2">"Luggage Everywhere" </text:span><text:span text:style-name="T3">est une société qui a pour but de </text:span><text:span text:style-name="T2">simplifie</text:span><text:span text:style-name="T3">r</text:span><text:span text:style-name="T2"> la gestion des bagages avec une plateforme conviviale reliant voyageurs et partenaires. Réservations en ligne, suivi en temps réel, une nouvelle approche du stockage pendant vos déplacements. </text:span></text:p>
      <text:p text:style-name="P2"/>
      <text:p text:style-name="P3">Dans le jargon de Luggage Everywhere, un partenaire est une entreprise (magasin ou hôtel) où il est possible d'effectuer un dépôt de bagage. Un client correspond à un utilisateur du site, qui effectue des dépôts de bagages chez un ou plusieurs partenaires. </text:p>
      <text:p text:style-name="P3"/>
      <text:p text:style-name="P3">Les administrateurs de Luggage Everywhere doivent pouvoir créer des partenaires en base de données, avec un nom, un numéro de téléphone, une adresse (rue, informations complémentaires facultatives, code postal, ville, pays), le type d'établissement (hôtel ou magasin), les jours et horaires d'ouverture, le nombre de bagages maximum pouvant être stockés et le tarif horaire du dépôt d'un bagage. </text:p>
      <text:p text:style-name="P3"/>
      <text:p text:style-name="P3">À partir du site, un client pourra s'inscrire avec son email (unique) et son mot de passe, ainsi que ses noms, prénoms et numéro de téléphone. Une fois connecté, un client pourra réserver un dépôt de bagages chez un partenaire spécifique, avec le nombre de bagages à déposer, la date et l'heure du dépôt et le nombre d'heures du dépôt. </text:p>
      <text:p text:style-name="P3"/>
      <text:p text:style-name="P5"><text:span text:style-name="T1">Le dépôt de bagages aura un statut associé en fonction de l'état de la commande, parmi la sélection suivante : réservé, en cours (les bagages sont déposés), terminé (les bagages ont été récupérés) et annulé.</text:span> </text:p>
      <text:p text:style-name="P5"/>
      <text:p text:style-name="P8"/>
      <text:p text:style-name="P13">MCD</text:p>
      <text:p text:style-name="P5"/>
      <text:list xml:id="list3725950815" text:style-name="L1">
        <text:list-item>
          <text:p text:style-name="P49"><text:span text:style-name="T9">Entité "Partenaire" </text:span><text:span text:style-name="T4">:</text:span></text:p>
        </text:list-item>
      </text:list>
      <text:list xml:id="list2695283640" text:style-name="L2">
        <text:list-item>
          <text:p text:style-name="P24">Attributs : ID_Partenaire (Clé primaire), Nom, Téléphone, Adresse (Rue, Informations complémentaires, Code postal, Ville, Pays), Type d'établissement, Jours et horaires d'ouverture, Nombre maximum de bagages, Tarif horaire.</text:p>
        </text:list-item>
      </text:list>
      <text:list xml:id="list2926140312" text:style-name="L3">
        <text:list-item>
          <text:p text:style-name="P43"><text:span text:style-name="T11">Relation "Propose"</text:span><text:span text:style-name="T4"> entre "Partenaire" et "Depot". </text:span></text:p>
        </text:list-item>
        <text:list-item>
          <text:p text:style-name="P30">Cardinalités : Cardinalités : Partenaire (0:N) ---- Propose ---- (1:1) Depot</text:p>
        </text:list-item>
        <text:list-item>
          <text:p text:style-name="P30">Cela signifie qu'un partenaire peut ne pas proposer de dépôt du tout (0), mais s'il propose un dépôt, il peut en proposer plusieurs (N). D'autre part, un dépôt est toujours proposé par un et un seul partenaire (1).</text:p>
          <text:p text:style-name="P25"/>
        </text:list-item>
      </text:list>
      <text:list xml:id="list152927879267073" text:continue-list="list3725950815" text:style-name="L1">
        <text:list-item>
          <text:p text:style-name="P49"><text:span text:style-name="T9">Entité "Client"</text:span><text:span text:style-name="T10"> </text:span><text:span text:style-name="T4">:</text:span></text:p>
        </text:list-item>
      </text:list>
      <text:list xml:id="list1588498873" text:style-name="L4">
        <text:list-item>
          <text:p text:style-name="P26">Attributs : ID_Client (Clé primaire), Email (unique), Mot de passe, Noms, Prénoms, Téléphone.</text:p>
        </text:list-item>
      </text:list>
      <text:list xml:id="list1252027385" text:style-name="L5">
        <text:list-item>
          <text:p text:style-name="P44"><text:span text:style-name="T11">Relation "Effectue"</text:span><text:span text:style-name="T4"> entre "Client" et "Depot" : A</text:span><text:span text:style-name="T5">ucun a</text:span><text:span text:style-name="T4">ttribut.</text:span></text:p>
        </text:list-item>
        <text:list-item>
          <text:p text:style-name="P45">Cardinalités : Client (0:N) ---- Effectue ---- (1:1) Depot</text:p>
        </text:list-item>
        <text:list-item>
          <text:p text:style-name="P45">Cela signifie qu'un client peut effectuer entre <text:span text:style-name="T12">zéro (s’il a créé son compte mais pas encore fait de dépôt)</text:span> et plusieurs dépôts de bagages (N), et chaque dépôt est effectué par un seul client (1).</text:p>
          <text:p text:style-name="P29"/>
        </text:list-item>
      </text:list>
      <text:list xml:id="list152927904977784" text:continue-list="list152927879267073" text:style-name="L1">
        <text:list-item>
          <text:p text:style-name="P50"><text:span text:style-name="T8">E</text:span><text:span text:style-name="T7">ntité "Depôt"</text:span> :</text:p>
        </text:list-item>
      </text:list>
      <text:list xml:id="list3925721490" text:style-name="L6">
        <text:list-item>
          <text:p text:style-name="P27">Attributs : ID_Depot (Clé primaire), Nombre de bagages, Date et heure du dépôt, Durée du dépôt, Statut (Réservé, En cours, Terminé, Annulé).</text:p>
        </text:list-item>
      </text:list>
      <text:p text:style-name="P16"/>
      <text:p text:style-name="P16"/>
      <text:p text:style-name="P16"/>
      <text:p text:style-name="P16"/>
      <text:p text:style-name="P22"/>
      <text:p text:style-name="P9"/>
      <text:p text:style-name="P12">M<text:span text:style-name="T6">L</text:span>D</text:p>
      <text:p text:style-name="P9"/>
      <text:list xml:id="list2055477838" text:style-name="L7">
        <text:list-item>
          <text:p text:style-name="P46">Table "Partenaire" :</text:p>
          <text:p text:style-name="P51"/>
        </text:list-item>
      </text:list>
      <text:list xml:id="list1514549639" text:style-name="L8">
        <text:list-item>
          <text:p text:style-name="P31">ID_Partenaire (Clé primaire, Integer)</text:p>
        </text:list-item>
        <text:list-item>
          <text:p text:style-name="P31">Nom (String)</text:p>
        </text:list-item>
        <text:list-item>
          <text:p text:style-name="P31">Téléphone (String)</text:p>
        </text:list-item>
        <text:list-item>
          <text:p text:style-name="P31">Adresse_Rue (String)</text:p>
        </text:list-item>
        <text:list-item>
          <text:p text:style-name="P31">Adresse_Info_Complementaires (String)</text:p>
        </text:list-item>
        <text:list-item>
          <text:p text:style-name="P31">Code_Postal (String)</text:p>
        </text:list-item>
        <text:list-item>
          <text:p text:style-name="P31">Ville (String)</text:p>
        </text:list-item>
        <text:list-item>
          <text:p text:style-name="P31">Pays (String)</text:p>
        </text:list-item>
        <text:list-item>
          <text:p text:style-name="P31">Type_Etablissement (String)</text:p>
        </text:list-item>
        <text:list-item>
          <text:p text:style-name="P31">Jours_Horaires_Ouverture (String)</text:p>
        </text:list-item>
        <text:list-item>
          <text:p text:style-name="P31">Nombre_Max_Bagages (Integer)</text:p>
        </text:list-item>
        <text:list-item>
          <text:p text:style-name="P31">Tarif_Horaire (Decimal)</text:p>
        </text:list-item>
      </text:list>
      <text:list xml:id="list152927529514256" text:continue-list="list2055477838" text:style-name="L7">
        <text:list-header>
          <text:p text:style-name="P32"/>
        </text:list-header>
        <text:list-item>
          <text:p text:style-name="P47">Table "Client" :</text:p>
          <text:p text:style-name="P47"/>
        </text:list-item>
      </text:list>
      <text:list xml:id="list3918782073" text:style-name="L9">
        <text:list-item>
          <text:p text:style-name="P33">ID_Client (Clé primaire, Integer)</text:p>
        </text:list-item>
        <text:list-item>
          <text:p text:style-name="P33">Email (Clé unique, String)</text:p>
        </text:list-item>
        <text:list-item>
          <text:p text:style-name="P33">Mot_De_Passe (String)</text:p>
        </text:list-item>
        <text:list-item>
          <text:p text:style-name="P33">Noms (String)</text:p>
        </text:list-item>
        <text:list-item>
          <text:p text:style-name="P33">Prenoms (String)</text:p>
        </text:list-item>
        <text:list-item>
          <text:p text:style-name="P37">Telephone (String)</text:p>
        </text:list-item>
      </text:list>
      <text:p text:style-name="P19"/>
      <text:list xml:id="list152927537030737" text:continue-list="list152927529514256" text:style-name="L7">
        <text:list-item>
          <text:p text:style-name="P47">Table "Depot" :</text:p>
        </text:list-item>
      </text:list>
      <text:p text:style-name="P6"/>
      <text:list xml:id="list2947225405" text:style-name="L10">
        <text:list-item>
          <text:p text:style-name="P34">ID_Depot (Clé primaire, Integer)</text:p>
        </text:list-item>
        <text:list-item>
          <text:p text:style-name="P34">Nombre_Bagages (Integer)</text:p>
        </text:list-item>
        <text:list-item>
          <text:p text:style-name="P34">Date_Heure_Depot (DateTime)</text:p>
        </text:list-item>
        <text:list-item>
          <text:p text:style-name="P34">Duree_Depot (Integer)</text:p>
        </text:list-item>
        <text:list-item>
          <text:p text:style-name="P34">Statut (String)</text:p>
        </text:list-item>
        <text:list-item>
          <text:p text:style-name="P34">ID_Client (Clé étrangère référençant "Client")</text:p>
        </text:list-item>
        <text:list-item>
          <text:p text:style-name="P34">ID_Partenaire (Clé étrangère référençant "Partenaire")</text:p>
        </text:list-item>
      </text:list>
      <text:p text:style-name="P9"/>
      <text:p text:style-name="P9"/>
      <text:p text:style-name="P12">M<text:span text:style-name="T6">P</text:span>D</text:p>
      <text:p text:style-name="P9"/>
      <text:list xml:id="list152928430979029" text:continue-list="list152927537030737" text:style-name="L7">
        <text:list-item text:start-value="1">
          <text:p text:style-name="P46">Table "Partenaire" :</text:p>
          <text:p text:style-name="P51"/>
        </text:list-item>
      </text:list>
      <text:list xml:id="list714598356" text:style-name="L11">
        <text:list-item>
          <text:p text:style-name="P35">ID_Partenaire : INT (Clé primaire)</text:p>
        </text:list-item>
        <text:list-item>
          <text:p text:style-name="P35">Nom : VARCHAR(255)</text:p>
        </text:list-item>
        <text:list-item>
          <text:p text:style-name="P35">Telephone : VARCHAR(20)</text:p>
        </text:list-item>
        <text:list-item>
          <text:p text:style-name="P35">Adresse_Rue : VARCHAR(255)</text:p>
        </text:list-item>
        <text:list-item>
          <text:p text:style-name="P35">Adresse_Info_Complementaires : VARCHAR(255)</text:p>
        </text:list-item>
        <text:list-item>
          <text:p text:style-name="P35">Code_Postal : VARCHAR(10)</text:p>
        </text:list-item>
        <text:list-item>
          <text:p text:style-name="P35">Ville : VARCHAR(255)</text:p>
        </text:list-item>
        <text:list-item>
          <text:p text:style-name="P35">Pays : VARCHAR(255)</text:p>
        </text:list-item>
        <text:list-item>
          <text:p text:style-name="P35">Type_Etablissement : VARCHAR(20)</text:p>
        </text:list-item>
        <text:list-item>
          <text:p text:style-name="P35">Jours_Horaires_Ouverture : VARCHAR(255)</text:p>
        </text:list-item>
        <text:list-item>
          <text:p text:style-name="P35">Nombre_Max_Bagages : INT</text:p>
        </text:list-item>
        <text:list-item>
          <text:p text:style-name="P35">Tarif_Horaire : DECIMAL(10, 2)</text:p>
        </text:list-item>
      </text:list>
      <text:list xml:id="list152928091188028" text:continue-list="list152928430979029" text:style-name="L7">
        <text:list-header>
          <text:p text:style-name="P32"/>
        </text:list-header>
        <text:list-item>
          <text:p text:style-name="P47">Table "Client" :</text:p>
          <text:p text:style-name="P47"/>
        </text:list-item>
      </text:list>
      <text:list xml:id="list3264277071" text:style-name="L12">
        <text:list-item>
          <text:p text:style-name="P38">ID_Client : INT (Clé primaire)</text:p>
        </text:list-item>
        <text:list-item>
          <text:p text:style-name="P38">Email : VARCHAR(255) (Clé unique)</text:p>
        </text:list-item>
        <text:list-item>
          <text:p text:style-name="P38">Mot_De_Passe : VARCHAR(255)</text:p>
        </text:list-item>
        <text:list-item>
          <text:p text:style-name="P38">Noms : VARCHAR(255)</text:p>
        </text:list-item>
        <text:list-item>
          <text:p text:style-name="P38">Prenoms : VARCHAR(255)</text:p>
        </text:list-item>
        <text:list-item>
          <text:p text:style-name="P38">Telephone : VARCHAR(20)</text:p>
        </text:list-item>
      </text:list>
      <text:p text:style-name="P19"/>
      <text:list xml:id="list152928887676450" text:continue-list="list152928091188028" text:style-name="L7">
        <text:list-item>
          <text:p text:style-name="P47">Table "Depot" :</text:p>
        </text:list-item>
      </text:list>
      <text:p text:style-name="P6"/>
      <text:list xml:id="list3473696769" text:style-name="L13">
        <text:list-item>
          <text:p text:style-name="P36">ID_Depot : INT (Clé primaire)</text:p>
        </text:list-item>
        <text:list-item>
          <text:p text:style-name="P36">Nombre_Bagages : INT</text:p>
        </text:list-item>
        <text:list-item>
          <text:p text:style-name="P36">Date_Heure_Depot : DATETIME</text:p>
        </text:list-item>
        <text:list-item>
          <text:p text:style-name="P36">Duree_Depot : INT</text:p>
        </text:list-item>
        <text:list-item>
          <text:p text:style-name="P36">Statut : VARCHAR(20)</text:p>
        </text:list-item>
        <text:list-item>
          <text:p text:style-name="P36">ID_Client : INT (Clé étrangère référençant Client)</text:p>
        </text:list-item>
        <text:list-item>
          <text:p text:style-name="P36">ID_Partenaire : INT (Clé étrangère référençant Partenaire)</text:p>
        </text:list-item>
      </text:list>
      <text:p text:style-name="P17"/>
      <text:p text:style-name="P10"/>
      <text:p text:style-name="P14">SQL</text:p>
      <text:p text:style-name="P17"/>
      <text:p text:style-name="P17">CREATE TABLE Partenaire (</text:p>
      <text:p text:style-name="P17"><text:s text:c="4"/>ID_Partenaire INT AUTO_INCREMENT PRIMARY KEY,</text:p>
      <text:p text:style-name="P17"><text:s text:c="4"/>Nom VARCHAR(255),</text:p>
      <text:p text:style-name="P17"><text:s text:c="4"/>Telephone VARCHAR(20),</text:p>
      <text:p text:style-name="P17"><text:s text:c="4"/>Adresse_Rue VARCHAR(255),</text:p>
      <text:p text:style-name="P17"><text:s text:c="4"/>Adresse_Info_Complementaires VARCHAR(255),</text:p>
      <text:p text:style-name="P17"><text:s text:c="4"/>Code_Postal VARCHAR(10),</text:p>
      <text:p text:style-name="P17"><text:s text:c="4"/>Ville VARCHAR(255),</text:p>
      <text:p text:style-name="P17"><text:s text:c="4"/>Pays VARCHAR(255),</text:p>
      <text:p text:style-name="P17"><text:s text:c="4"/>Type_Etablissement VARCHAR(20),</text:p>
      <text:p text:style-name="P17"><text:s text:c="4"/>Jours_Horaires_Ouverture VARCHAR(255),</text:p>
      <text:p text:style-name="P17"><text:s text:c="4"/>Nombre_Max_Bagages INT,</text:p>
      <text:p text:style-name="P17"><text:s text:c="4"/>Tarif_Horaire DECIMAL(10, 2)</text:p>
      <text:p text:style-name="P17">) ENGINE=InnoDB;</text:p>
      <text:p text:style-name="P17"/>
      <text:p text:style-name="P17">CREATE TABLE Client (</text:p>
      <text:p text:style-name="P18"><text:s text:c="4"/>ID_Client INT AUTO_INCREMENT PRIMARY KEY,</text:p>
      <text:p text:style-name="P17"><text:s text:c="4"/>Email VARCHAR(255) UNIQUE,</text:p>
      <text:p text:style-name="P17"><text:s text:c="4"/>Mot_De_Passe VARCHAR(255),</text:p>
      <text:p text:style-name="P17"><text:s text:c="4"/>Noms VARCHAR(255),</text:p>
      <text:p text:style-name="P17"><text:s text:c="4"/>Prenoms VARCHAR(255),</text:p>
      <text:p text:style-name="P17"><text:s text:c="4"/>Telephone VARCHAR(20)</text:p>
      <text:p text:style-name="P17">) ENGINE=InnoDB;</text:p>
      <text:p text:style-name="P17"/>
      <text:p text:style-name="P17">CREATE TABLE Depot (</text:p>
      <text:p text:style-name="P18"><text:s text:c="4"/>ID_Depot INT AUTO_INCREMENT PRIMARY KEY,</text:p>
      <text:p text:style-name="P17"><text:s text:c="4"/>Nombre_Bagages INT,</text:p>
      <text:p text:style-name="P17"><text:s text:c="4"/>Date_Heure_Depot DATETIME,</text:p>
      <text:p text:style-name="P17"><text:s text:c="4"/>Duree_Depot INT,</text:p>
      <text:p text:style-name="P17"><text:s text:c="4"/>Statut VARCHAR(20),</text:p>
      <text:p text:style-name="P17"><text:s text:c="4"/>ID_Client INT,</text:p>
      <text:p text:style-name="P17"><text:s text:c="4"/>ID_Partenaire INT,</text:p>
      <text:p text:style-name="P17"><text:s text:c="4"/>FOREIGN KEY (ID_Client) REFERENCES Client(ID_Client),</text:p>
      <text:p text:style-name="P17"><text:s text:c="4"/>FOREIGN KEY (ID_Partenaire) REFERENCES Partenaire(ID_Partenaire)</text:p>
      <text:p text:style-name="P17">) ENGINE=InnoDB;</text:p>
      <text:p text:style-name="P15"><text:span text:style-name="T13">Exercices requêtes </text:span>SQL</text:p>
      <text:p text:style-name="P11"/>
      <text:p text:style-name="P20">Pour la table "Partenaire" :</text:p>
      <text:p text:style-name="P23"/>
      <text:p text:style-name="P23">INSERT INTO Partenaire (Nom, Telephone, Adresse_Rue, Adresse_Info_Complementaires, Code_Postal, Ville, Pays, Type_Etablissement, Jours_Horaires_Ouverture, Nombre_Max_Bagages, Tarif_Horaire) </text:p>
      <text:p text:style-name="P23">VALUES </text:p>
      <text:p text:style-name="P23">('Hotel Paris', '0123456789', '123 Rue de Paris', NULL, '75001', 'Paris', 'France', 'Hotel', 'Lun-Sam: 9h-18h', 50, 30.00),</text:p>
      <text:p text:style-name="P23">('Restaurant X', '0987654321', '456 Rue des Restaurants', NULL, '69001', 'Lyon', 'France', 'Restaurant', 'Lun-Dim: 8h-22h', 30, 25.00),</text:p>
      <text:p text:style-name="P23">('Magasin Y', '0456123789', '789 Avenue des Magasins', NULL, '13001', 'Marseille', 'France', 'Magasin', 'Lun-Ven: 10h-20h', 100, 20.00),</text:p>
      <text:p text:style-name="P23">('Hotel London', '0987654321', '456 Oxford Street', NULL, 'W1A 1AA', 'London', 'UK', 'Hotel', 'Mon-Sun: 9am-8pm', 60, 35.00),</text:p>
      <text:p text:style-name="P23">('Restaurant Z', '0123456789', '789 Rue des Bistros', NULL, '75002', 'Paris', 'France', 'Restaurant', 'Lun-Dim: 11h-23h', 40, 22.50),</text:p>
      <text:p text:style-name="P23">('Magasin X', '0456789123', '321 Avenue du Shopping', NULL, '69002', 'Lyon', 'France', 'Magasin', 'Lun-Sam: 10h-19h', 80, 18.50),</text:p>
      <text:p text:style-name="P23">('Hotel Berlin', '0918273645', '123 Berliner Strasse', NULL, '10115', 'Berlin', 'Germany', 'Hotel', 'Mon-Fri: 8am-6pm', 70, 28.00),</text:p>
      <text:p text:style-name="P23">('Restaurant Y', '0987654321', '456 Berliner Platz', NULL, '10117', 'Berlin', 'Germany', 'Restaurant', 'Lun-Dim: 12h-22h', 35, 24.75),</text:p>
      <text:p text:style-name="P23">('Magasin Z', '0123456789', '789 Hauptstrasse', NULL, '10178', 'Berlin', 'Germany', 'Magasin', 'Lun-Ven: 9h-20h', 120, 15.75);</text:p>
      <text:p text:style-name="P23"/>
      <text:p text:style-name="P21">Pour la table "Client" :</text:p>
      <text:p text:style-name="P23"/>
      <text:p text:style-name="P23">INSERT INTO Client (Email, Mot_De_Passe, Noms, Prenoms, Telephone)</text:p>
      <text:p text:style-name="P23">VALUES </text:p>
      <text:p text:style-name="P23">('john.doe@example.com', 'motdepasse1', 'Doe', 'John', '0123456789'),</text:p>
      <text:p text:style-name="P23">('emma.smith@example.com', 'motdepasse2', 'Smith', 'Emma', '0987654321'),</text:p>
      <text:p text:style-name="P23">('sam.jones@example.com', 'motdepasse3', 'Jones', 'Sam', '0456123789'),</text:p>
      <text:p text:style-name="P23">('laura.miller@example.com', 'motdepasse4', 'Miller', 'Laura', '0123456789'),</text:p>
      <text:p text:style-name="P23">('michael.clark@example.com', 'motdepasse5', 'Clark', 'Michael', '0987654321'),</text:p>
      <text:p text:style-name="P23">('jessica.white@example.com', 'motdepasse6', 'White', 'Jessica', '0456123789'),</text:p>
      <text:p text:style-name="P23">('david.brown@example.com', 'motdepasse7', 'Brown', 'David', '0123456789'),</text:p>
      <text:p text:style-name="P23">('sarah.johnson@example.com', 'motdepasse8', 'Johnson', 'Sarah', '0987654321'),</text:p>
      <text:p text:style-name="P23">('matthew.wilson@example.com', 'motdepasse9', 'Wilson', 'Matthew', '0456123789');</text:p>
      <text:p text:style-name="P23"/>
      <text:p text:style-name="P20">Pour la table "Depot" :</text:p>
      <text:p text:style-name="P23"/>
      <text:p text:style-name="P23">INSERT INTO Depot (Nombre_Bagages, Date_Heure_Depot, Duree_Depot, Statut, ID_Client, ID_Partenaire)</text:p>
      <text:p text:style-name="P23">VALUES</text:p>
      <text:p text:style-name="P23">(2, '2024-02-01 09:00:00', 4, 'En cours', 1, 1),</text:p>
      <text:p text:style-name="P23">(3, '2024-02-03 14:30:00', 2, 'En cours', 2, 2),</text:p>
      <text:p text:style-name="P23"><text:soft-page-break/>(1, '2024-02-05 10:45:00', 6, 'Terminé', 3, 3),</text:p>
      <text:p text:style-name="P23">(2, '2024-02-07 16:20:00', 3, 'En cours', 1, 2),</text:p>
      <text:p text:style-name="P23">(1, '2024-02-09 11:10:00', 5, 'Terminé', 2, 3),</text:p>
      <text:p text:style-name="P23">(3, '2024-02-11 08:30:00', 2, 'En cours', 4, 4),</text:p>
      <text:p text:style-name="P23">(2, '2024-02-13 13:45:00', 4, 'Terminé', 5, 5),</text:p>
      <text:p text:style-name="P23">(1, '2024-02-15 17:00:00', 3, 'En cours', 6, 6),</text:p>
      <text:p text:style-name="P23">(3, '2024-02-17 09:20:00', 5, 'Terminé', 7, 7),</text:p>
      <text:p text:style-name="P23">(2, '2024-02-19 12:30:00', 4, 'En cours', 8, 8),</text:p>
      <text:p text:style-name="P23">(1, '2024-02-21 15:15:00', 6, 'Terminé', 9, 9);</text:p>
      <text:list xml:id="list1745313723" text:style-name="L14">
        <text:list-header>
          <text:p text:style-name="P39"/>
        </text:list-header>
      </text:list>
      <text:p text:style-name="P7">Réalisez les tâches suivantes :</text:p>
      <text:list xml:id="list1535899826" text:style-name="L15">
        <text:list-item>
          <text:p text:style-name="P40">Sélectionnez tous les partenaires dont le tarif horaire est supérieur à 20 €.</text:p>
        </text:list-item>
        <text:list-item>
          <text:p text:style-name="P40">Sélectionnez tous les clients qui ont effectué un dépôt avec un statut "En cours".</text:p>
        </text:list-item>
        <text:list-item>
          <text:p text:style-name="P40">Mettez à jour le tarif horaire du partenaire avec l'ID 1 pour le changer à 25 €.</text:p>
        </text:list-item>
        <text:list-item>
          <text:p text:style-name="P40">Supprimez tous les dépôts effectués par le client avec l'ID 3.</text:p>
        </text:list-item>
        <text:list-item>
          <text:p text:style-name="P40">Ajoutez une nouvelle colonne à la table "Partenaire" pour enregistrer la date de début de collaboration avec le partenaire.</text:p>
        </text:list-item>
        <text:list-item>
          <text:p text:style-name="P40">Trouvez le nombre total de dépôts effectués par chaque partenaire.</text:p>
        </text:list-item>
        <text:list-item>
          <text:p text:style-name="P40">Sélectionnez tous les dépôts effectués au cours du dernier mois.</text:p>
        </text:list-item>
        <text:list-item>
          <text:p text:style-name="P40">Trouvez le partenaire qui a reçu le plus grand nombre de dépôts.</text:p>
        </text:list-item>
        <text:list-item>
          <text:p text:style-name="P40">Supprimez tous les partenaires dont le nombre maximum de bagages est inférieur à 10.</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color="#000000" loext:opacity="100%" style:font-name="Calibri" fo:font-family="Calibri" style:font-family-generic="swiss" style:font-pitch="variable" fo:font-size="12pt" style:text-underline-style="none" fo:font-weight="normal" style:font-size-asian="12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28T15:29:26.211000000</dc:date>
    <meta:editing-duration>PT24M37S</meta:editing-duration>
    <meta:editing-cycles>8</meta:editing-cycles>
    <meta:generator>LibreOffice/7.1.4.2$Windows_X86_64 LibreOffice_project/a529a4fab45b75fefc5b6226684193eb000654f6</meta:generator>
    <meta:document-statistic meta:table-count="0" meta:image-count="0" meta:object-count="0" meta:page-count="7" meta:paragraph-count="163" meta:word-count="1206" meta:character-count="8751" meta:non-whitespace-character-count="7666"/>
  </office:meta>
</office:document-meta>
</file>